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85pt" fo:font-weight="bold" officeooo:rsid="001d578a" officeooo:paragraph-rsid="001d578a" style:font-size-asian="85pt" style:font-weight-asian="bold" style:font-size-complex="85pt" style:font-weight-complex="bold"/>
    </style:style>
    <style:style style:name="T1" style:family="text">
      <style:text-properties fo:font-size="75pt" style:font-size-asian="75pt" style:font-size-complex="75pt"/>
    </style:style>
    <style:style style:name="T2" style:family="text">
      <style:text-properties fo:font-size="75pt" officeooo:rsid="001bca67" style:font-size-asian="75pt" style:font-size-complex="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ardex Mlog I + II</text:span></text:p>
      <text:p text:style-name="P1"><text:span text:style-name="T1">Magna Steyr I + 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6:25:20.765592307</meta:creation-date>
    <dc:date>2019-12-31T12:36:01.328445026</dc:date>
    <meta:editing-duration>PT1M39S</meta:editing-duration>
    <meta:editing-cycles>4</meta:editing-cycles>
    <meta:generator>LibreOffice/5.4.6.2$Linux_X86_64 LibreOffice_project/40m0$Build-2</meta:generator>
    <meta:document-statistic meta:table-count="0" meta:image-count="0" meta:object-count="0" meta:page-count="1" meta:paragraph-count="2" meta:word-count="10" meta:character-count="36" meta:non-whitespace-character-count="28"/>
  </office:meta>
</office:document-meta>
</file>